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39B0000255700002345DEF9AC18.svm"/>
  <manifest:file-entry manifest:media-type="" manifest:full-path="Pictures/2000049000002556000023470F508FB5.svm"/>
  <manifest:file-entry manifest:media-type="" manifest:full-path="Pictures/20000384000025550000234DC966856C.svm"/>
  <manifest:file-entry manifest:media-type="" manifest:full-path="Pictures/200004990000258E0000234C87544E5A.svm"/>
  <manifest:file-entry manifest:media-type="" manifest:full-path="Pictures/200003900000258E0000234C15C98175.svm"/>
  <manifest:file-entry manifest:media-type="" manifest:full-path="Pictures/200004B20000255700002346E54F5FE8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s1" text:anchor-type="as-char" svg:width="9.559cm" svg:height="9.029cm" draw:z-index="0"><draw:image xlink:href="Pictures/2000039B0000255700002345DEF9AC18.svm" xlink:type="simple" xlink:show="embed" xlink:actuate="onLoad"/></draw:frame></text:p>
      <text:p text:style-name="Standard"/>
      <text:p text:style-name="Standard"><draw:frame draw:style-name="fr1" draw:name="figuras2" text:anchor-type="as-char" svg:width="9.559cm" svg:height="9.031cm" draw:z-index="1"><draw:image xlink:href="Pictures/2000049000002556000023470F508FB5.svm" xlink:type="simple" xlink:show="embed" xlink:actuate="onLoad"/></draw:frame></text:p>
      <text:p text:style-name="Standard"><text:soft-page-break/><draw:frame draw:style-name="fr1" draw:name="figuras3" text:anchor-type="as-char" svg:width="9.557cm" svg:height="9.036cm" draw:z-index="2"><draw:image xlink:href="Pictures/20000384000025550000234DC966856C.svm" xlink:type="simple" xlink:show="embed" xlink:actuate="onLoad"/></draw:frame></text:p>
      <text:p text:style-name="Standard"/>
      <text:p text:style-name="Standard"><draw:frame draw:style-name="fr1" draw:name="figuras4" text:anchor-type="as-char" svg:width="9.559cm" svg:height="9.029cm" draw:z-index="3"><draw:image xlink:href="Pictures/200004B20000255700002346E54F5FE8.svm" xlink:type="simple" xlink:show="embed" xlink:actuate="onLoad"/></draw:frame></text:p>
      <text:p text:style-name="Standard"><text:soft-page-break/><draw:frame draw:style-name="fr1" draw:name="figuras5" text:anchor-type="as-char" svg:width="9.613cm" svg:height="9.036cm" draw:z-index="4"><draw:image xlink:href="Pictures/200003900000258E0000234C15C98175.svm" xlink:type="simple" xlink:show="embed" xlink:actuate="onLoad"/></draw:frame></text:p>
      <text:p text:style-name="Standard"/>
      <text:p text:style-name="Standard"><draw:frame draw:style-name="fr1" draw:name="figuras6" text:anchor-type="as-char" svg:width="9.613cm" svg:height="9.036cm" draw:z-index="5"><draw:image xlink:href="Pictures/200004990000258E0000234C87544E5A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2T11:16:21.81</meta:creation-date>
    <dc:date>2012-04-22T18:17:16.59</dc:date>
    <meta:editing-duration>PT8M36S</meta:editing-duration>
    <meta:editing-cycles>2</meta:editing-cycles>
    <meta:generator>LibreOffice/3.5$Windows_x86 LibreOffice_project/dc9775d-05ecbee-0851ad3-1586698-727bf66</meta:generator>
    <meta:document-statistic meta:table-count="0" meta:image-count="6" meta:object-count="0" meta:page-count="3" meta:paragraph-count="6" meta:word-count="0" meta:character-count="6" meta:non-whitespace-character-count="0"/>
  </office:meta>
</office:document-meta>
</file>